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Standard">
      <style:text-properties officeooo:paragraph-rsid="1061e0ef"/>
    </style:style>
    <style:style style:name="P52" style:family="paragraph" style:parent-style-name="Standard">
      <style:text-properties officeooo:paragraph-rsid="1062a122"/>
    </style:style>
    <style:style style:name="P53" style:family="paragraph" style:parent-style-name="Standard">
      <style:text-properties officeooo:paragraph-rsid="10640365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officeooo:paragraph-rsid="108aabd2"/>
    </style:style>
    <style:style style:name="P57" style:family="paragraph" style:parent-style-name="Standard">
      <style:text-properties officeooo:paragraph-rsid="0c819a59"/>
    </style:style>
    <style:style style:name="P58" style:family="paragraph" style:parent-style-name="Standard">
      <style:text-properties officeooo:paragraph-rsid="0c8364eb"/>
    </style:style>
    <style:style style:name="P59" style:family="paragraph" style:parent-style-name="Standard">
      <style:text-properties officeooo:paragraph-rsid="0ddfbc49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Footnote">
      <style:text-properties officeooo:paragraph-rsid="10947d38"/>
    </style:style>
    <style:style style:name="P62" style:family="paragraph" style:parent-style-name="Footnote">
      <style:text-properties officeooo:paragraph-rsid="104a80be"/>
    </style:style>
    <style:style style:name="P63" style:family="paragraph" style:parent-style-name="Standard">
      <style:text-properties officeooo:paragraph-rsid="1097a833"/>
    </style:style>
    <style:style style:name="P6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966c86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47d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8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9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30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3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6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77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8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79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80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81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82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language="en" fo:country="GB" officeooo:rsid="1052c7f3"/>
    </style:style>
    <style:style style:name="T216" style:family="text">
      <style:text-properties fo:language="en" fo:country="GB" officeooo:rsid="105c8aaa"/>
    </style:style>
    <style:style style:name="T217" style:family="text">
      <style:text-properties fo:language="en" fo:country="GB" officeooo:rsid="105f1264"/>
    </style:style>
    <style:style style:name="T218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9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1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fo:language="en" fo:country="GB" officeooo:rsid="108aabe0"/>
    </style:style>
    <style:style style:name="T223" style:family="text">
      <style:text-properties officeooo:rsid="0f981b1c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966c86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8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49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0" style:family="text">
      <style:text-properties fo:font-variant="normal" fo:text-transform="none" fo:color="#000000" loext:opacity="87%" fo:letter-spacing="normal" fo:font-style="normal" officeooo:rsid="106260b1"/>
    </style:style>
    <style:style style:name="T251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64"><text:span text:style-name="T99">Checklist for installing </text:span><text:span text:style-name="T99"><text:user-field-get text:name="Distro">Rocky Linux</text:user-field-get></text:span><text:span text:style-name="T99"><text:s/></text:span><text:span text:style-name="T100"><text:user-field-get text:name="Version">8.10</text:user-field-get></text:span><text:span text:style-name="T101"><text:note text:id="ftn1" text:note-class="footnote"><text:note-citation>1</text:note-citation><text:note-body><text:p text:style-name="P62"><text:span text:style-name="T224">This </text:span><text:span text:style-name="T230"><text:user-field-get text:name="Distro">Rocky Linux</text:user-field-get></text:span><text:span text:style-name="T225"><text:s/></text:span><text:span text:style-name="T231"><text:user-field-get text:name="Version">8.10</text:user-field-get></text:span><text:span text:style-name="T231"><text:s/></text:span><text:span text:style-name="T232">Server</text:span><text:span text:style-name="T224"> </text:span><text:span text:style-name="T228">from May 31</text:span><text:span text:style-name="T239">st</text:span><text:span text:style-name="T228">, </text:span><text:span text:style-name="T229">2024 </text:span><text:span text:style-name="T224">is supported until </text:span><text:span text:style-name="T226">May</text:span><text:span text:style-name="T224"> </text:span><text:span text:style-name="T227">1</text:span><text:span text:style-name="T238">st</text:span><text:span text:style-name="T227">, </text:span><text:span text:style-name="T224">2029.</text:span></text:p></text:note-body></text:note></text:span><text:span text:style-name="T102"><text:s/></text:span><text:span text:style-name="T104">Server</text:span><text:span text:style-name="T103">.</text:span></text:p>
      <text:p text:style-name="P24"><text:span text:style-name="T60"/></text:p>
      <text:p text:style-name="P24"><text:span text:style-name="T95"/></text:p>
      <text:p text:style-name="P54">Fill in the text box after &lt;...&gt;</text:p>
      <text:p text:style-name="P10"><text:span text:style-name="T218">&lt;user</text:span><text:span text:style-name="T185">&gt;</text:span><text:span text:style-name="T198"><text:tab/><text:tab/></text:span><text:span text:style-name="T205"> <text:tab/><text:tab/><text:tab/> </text:span><text:span text:style-name="T199"><draw:control text:anchor-type="as-char" svg:y="-0.4cm" draw:z-index="4" draw:name="Gebruiker" draw:style-name="gr2" draw:text-style-name="P70" svg:width="6.002cm" svg:height="0.5cm" draw:control="control3"><svg:title>Gebruiker</svg:title><svg:desc>Volledige naam, bijv. Jan Stek</svg:desc></draw:control></text:span><text:span text:style-name="T199"><text:tab/></text:span><text:span text:style-name="T203">e.g.</text:span><text:span text:style-name="T206"> </text:span><text:span text:style-name="T211">J</text:span><text:span text:style-name="T212">ohn Doe</text:span></text:p>
      <text:p text:style-name="P56"><text:span text:style-name="T12">&lt;</text:span><text:span text:style-name="T209">user</text:span><text:span text:style-name="T7">na</text:span><text:span text:style-name="T10">me</text:span><text:span text:style-name="T185">&gt;</text:span><text:span text:style-name="T207"><text:tab/><text:tab/><text:tab/> </text:span><text:span text:style-name="T207"><draw:control text:anchor-type="as-char" svg:y="-0.4cm" draw:z-index="10" draw:name="Gberuikersnaam 2" draw:style-name="gr2" draw:text-style-name="P70" svg:width="6.002cm" svg:height="0.5cm" draw:control="control9"><svg:title>Gebruikersnaam</svg:title><svg:desc>Korte naam, bijv. jan</svg:desc></draw:control></text:span><text:span text:style-name="T207"><text:tab/></text:span><text:span text:style-name="T208">e.g.</text:span><text:span text:style-name="T5"> </text:span><text:span text:style-name="T117">j</text:span><text:span text:style-name="T118">oh</text:span><text:span text:style-name="T117">n</text:span></text:p>
      <text:p text:style-name="P10"><text:span text:style-name="T12">&lt;</text:span><text:span text:style-name="T13">computername</text:span><text:span text:style-name="T185">&gt;</text:span><text:span text:style-name="T210"><text:tab/> </text:span><text:span text:style-name="T7"><draw:control text:anchor-type="as-char" svg:y="-0.4cm" draw:z-index="5" draw:name="Computernaam" draw:style-name="gr2" draw:text-style-name="P70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88"> </text:span><text:span text:style-name="T197">pc02</text:span></text:p>
      <text:p text:style-name="P11"><text:span text:style-name="T218">&lt;</text:span><text:span text:style-name="T186">user</text:span><text:span text:style-name="T185">&gt;</text:span><text:span text:style-name="T192"><text:tab/><text:tab/></text:span><text:span text:style-name="T205"> <text:tab/><text:tab/><text:tab/> </text:span><text:span text:style-name="T199"><draw:control text:anchor-type="as-char" svg:y="-0.4cm" draw:z-index="8" draw:name="Gebruiker 1" draw:style-name="gr2" draw:text-style-name="P70" svg:width="6.002cm" svg:height="0.5cm" draw:control="control7"><svg:title>Gebruiker</svg:title><svg:desc>Volledige naam, bijv. Jan Stek</svg:desc></draw:control></text:span><text:span text:style-name="T199"><text:tab/></text:span><text:span text:style-name="T203">i.e.</text:span><text:span text:style-name="T200"> </text:span><text:span text:style-name="T201">additional </text:span><text:span text:style-name="T202">user</text:span><text:span text:style-name="T204">s</text:span></text:p>
      <text:p text:style-name="P56"><text:span text:style-name="T218">&lt;</text:span><text:span text:style-name="T186">user</text:span><text:span text:style-name="T187">n</text:span><text:span text:style-name="T184">a</text:span><text:span text:style-name="T185">me&gt;</text:span><text:span text:style-name="T183"><text:tab/><text:tab/><text:tab/> </text:span><text:span text:style-name="T207"><draw:control text:anchor-type="as-char" svg:y="-0.4cm" draw:z-index="9" draw:name="Gberuikersnaam 1" draw:style-name="gr2" draw:text-style-name="P70" svg:width="6.002cm" svg:height="0.5cm" draw:control="control8"><svg:title>Gebruikersnaam</svg:title><svg:desc>Korte naam, bijv. jan</svg:desc></draw:control></text:span><text:span text:style-name="T207"><text:tab/></text:span><text:span text:style-name="T208">i</text:span><text:span text:style-name="T193">.</text:span><text:span text:style-name="T194">e.</text:span><text:span text:style-name="T193"> </text:span><text:span text:style-name="T189">additional </text:span><text:span text:style-name="T190">user</text:span><text:span text:style-name="T191">s</text:span></text:p>
      <text:p text:style-name="P55"><text:span text:style-name="T251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37">Not yet on Linux?</text:span></text:span><text:span text:style-name="T109"><text:tab/></text:span><text:span text:style-name="T114">Use</text:span><text:span text:style-name="T110"> </text:span><text:span text:style-name="Strong_20_Emphasis"><text:span text:style-name="T115">Checklist </text:span></text:span><text:span text:style-name="Strong_20_Emphasis"><text:span text:style-name="T116">transfer</text:span></text:span><text:span text:style-name="T110"> o</text:span><text:span text:style-name="T113">n</text:span><text:span text:style-name="T110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12">.</text:span></text:p>
      <text:p text:style-name="P33"><text:span text:style-name="Strong_20_Emphasis"><text:span text:style-name="T129">New installation?</text:span></text:span><text:span text:style-name="T126"><text:tab/><text:tab/></text:span><text:span text:style-name="T128">Start at chapter</text:span><text:span text:style-name="T126"> </text:span><text:span text:style-name="Strong_20_Emphasis"><text:span text:style-name="T129"><text:bookmark-ref text:reference-format="page" text:ref-name="__RefNumPara__4009_1271708128">2</text:bookmark-ref></text:span></text:span><text:span text:style-name="Strong_20_Emphasis"><text:span text:style-name="T129"><text:s text:c="2"/></text:span></text:span><text:span text:style-name="Strong_20_Emphasis"><text:span text:style-name="T130"><text:bookmark-ref text:reference-format="text" text:ref-name="__RefNumPara__4009_1271708128">Perform installation</text:bookmark-ref></text:span></text:span><text:span text:style-name="T127">.</text:span></text:p>
      <text:p text:style-name="P28"/>
      <text:p text:style-name="P28"/>
      <text:list text:style-name="L1">
        <text:list-item>
          <text:p text:style-name="P66"><text:bookmark-start text:name="__RefNumPara__4083_1271708128"/>Prepar<text:span text:style-name="T223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7" draw:name="Vorm3_0" draw:style-name="gr1" draw:text-style-name="P6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12" draw:name="Vorm3_ 1" draw:style-name="gr1" draw:text-style-name="P6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2">Log in as </text:span><text:span text:style-name="T219">&lt;user</text:span><text:span text:style-name="T195">&gt;</text:span><text:span text:style-name="T6"><text:note text:id="ftn2" text:note-class="footnote"><text:note-citation>2</text:note-citation><text:note-body><text:p text:style-name="P40"><text:span text:style-name="T62">Login any additional </text:span><text:span text:style-name="T66">users</text:span><text:span text:style-name="T67"> </text:span><text:span text:style-name="T62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4" draw:name="Vorm 4" draw:style-name="gr1" draw:text-style-name="P69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51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58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5" draw:name="Vorm 6" draw:style-name="gr1" draw:text-style-name="P6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6" draw:name="Vorm 7" draw:style-name="gr1" draw:text-style-name="P69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52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7" office:value-type="string">
            <text:p text:style-name="P39"><text:span text:style-name="T25">Select </text:span><text:span text:style-name="Strong_20_Emphasis"><text:span text:style-name="T85">1</text:span></text:span><text:span text:style-name="T25"> Prepar</text:span><text:span text:style-name="T31">e</text:span><text:span text:style-name="T25"> installation</text:span><text:span text:style-name="T30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69" svg:width="0.35cm" svg:height="0.35cm" draw:control="control1"/></text:span></text:p>
          </table:table-cell>
          <table:table-cell table:style-name="_32_._5f_Installatie_5f_uitvoeren.C1" office:value-type="string">
            <text:p text:style-name="P63"><text:span text:style-name="T119">Boot the computer from</text:span><text:span text:style-name="T124"><text:note text:id="ftn3" text:note-class="footnote"><text:note-citation>1</text:note-citation><text:note-body><text:p text:style-name="P8"><text:span text:style-name="T68">Boot menu/Setup via one of the </text:span><text:span text:style-name="T69">f</text:span><text:span text:style-name="T68">requently used keys: </text:span><text:span text:style-name="T96">Esc</text:span><text:span text:style-name="T70">, </text:span><text:span text:style-name="T96">Delete</text:span><text:span text:style-name="T70">, </text:span><text:span text:style-name="T96">F1</text:span><text:span text:style-name="T70">, </text:span><text:span text:style-name="T96">F2</text:span><text:span text:style-name="T70">, </text:span><text:span text:style-name="T96">F9</text:span><text:span text:style-name="T70">, </text:span><text:span text:style-name="T96">F10</text:span><text:span text:style-name="T70">, </text:span><text:span text:style-name="T96">F11</text:span><text:span text:style-name="T70">, or </text:span><text:span text:style-name="T96">F12</text:span></text:p></text:note-body></text:note></text:span><text:span text:style-name="T119"> an</text:span><text:span text:style-name="T121"> </text:span><text:span text:style-name="T105"><text:user-field-get text:name="Distro">Rocky Linux</text:user-field-get></text:span><text:span text:style-name="T123"><text:s/></text:span><text:span text:style-name="T106"><text:user-field-get text:name="Version">8.10</text:user-field-get></text:span><text:span text:style-name="T106"><text:s/></text:span><text:span text:style-name="T107">Server</text:span><text:span text:style-name="T61"> </text:span><text:span text:style-name="T59">L</text:span><text:span text:style-name="T57">ive</text:span><text:span text:style-name="T57"><text:note text:id="ftn4" text:note-class="footnote"><text:note-citation>2</text:note-citation><text:note-body><text:p text:style-name="P50"><text:span text:style-name="T15">From a Live USB stick you can boot and work with </text:span><text:span text:style-name="T125"><text:user-field-get text:name="Distro">Rocky Linux</text:user-field-get></text:span><text:span text:style-name="T125"><text:s/></text:span><text:span text:style-name="T15">without modifying any files on the hard drive and also allows installation of </text:span><text:span text:style-name="T125"><text:user-field-get text:name="Distro">Rocky Linux</text:user-field-get></text:span><text:span text:style-name="T125">.</text:span></text:p></text:note-body></text:note></text:span><text:span text:style-name="T119"> USB stick</text:span><text:span text:style-name="T58"><text:note text:id="ftn5" text:note-class="footnote"><text:note-citation>3</text:note-citation><text:note-body><text:p text:style-name="P61"><text:span text:style-name="T63">Create a bootable USB stick:<text:line-break/></text:span><text:span text:style-name="T71">Download </text:span><text:span text:style-name="T75">a</text:span><text:span text:style-name="T72"> </text:span><text:span text:style-name="Sterk_20_accent_20_voetnoot"><text:span text:style-name="T87">Rocky Linux </text:span></text:span><text:span text:style-name="Sterk_20_accent_20_voetnoot"><text:span text:style-name="T87"><text:user-field-get text:name="Version">8.10</text:user-field-get></text:span></text:span><text:span text:style-name="Sterk_20_accent_20_voetnoot"><text:span text:style-name="T87"><text:s/></text:span></text:span><text:span text:style-name="Sterk_20_accent_20_voetnoot"><text:span text:style-name="T90">Default Image</text:span></text:span><text:span text:style-name="Sterk_20_accent_20_voetnoot"><text:span text:style-name="T87"> </text:span></text:span><text:span text:style-name="Sterk_20_accent_20_voetnoot"><text:span text:style-name="T91">DVD ISO</text:span></text:span><text:span text:style-name="Sterk_20_accent_20_voetnoot"><text:span text:style-name="T73"> </text:span></text:span><text:span text:style-name="T75">from</text:span><text:span text:style-name="T74"> </text:span><text:a xlink:type="simple" xlink:href="https://rockylinux.org/" text:style-name="Internet_20_link" text:visited-style-name="Visited_20_Internet_20_Link"><text:span text:style-name="Strong_20_Emphasis"><text:span text:style-name="T214">rockylinux.org</text:span></text:span></text:a><text:span text:style-name="T65">.</text:span><text:span text:style-name="Strong_20_Emphasis"><text:span text:style-name="T97"><text:line-break/></text:span></text:span><text:span text:style-name="T64">The next steps are described in </text:span><text:span text:style-name="Sterk_20_accent_20_voetnoot"><text:span text:style-name="T88">Linux informati</text:span></text:span><text:span text:style-name="Sterk_20_accent_20_voetnoot"><text:span text:style-name="T89">on</text:span></text:span><text:span text:style-name="T64">, which can be found at </text:span><text:a xlink:type="simple" xlink:href="https://karelzimmer.nl/en" text:style-name="Internet_20_link" text:visited-style-name="Visited_20_Internet_20_Link"><text:span text:style-name="T213">karelzimmer.nl/en</text:span></text:a><text:span text:style-name="T64">.</text:span></text:p></text:note-body></text:note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8">Select</text:span><text:span text:style-name="T38"> </text:span><text:span text:style-name="Strong_20_Emphasis"><text:span text:style-name="T80">Install</text:span></text:span><text:span text:style-name="Strong_20_Emphasis"><text:span text:style-name="T39"> </text:span></text:span><text:span text:style-name="Strong_20_Emphasis"><text:span text:style-name="T81"><text:user-field-get text:name="Distro">Rocky Linux</text:user-field-get></text:span></text:span><text:span text:style-name="Strong_20_Emphasis"><text:span text:style-name="T83"><text:s/></text:span></text:span><text:span text:style-name="Strong_20_Emphasis"><text:span text:style-name="T82"><text:user-field-get text:name="Version">8.10</text:user-field-get></text:span></text:span><text:span text:style-name="T120"><text:s/></text:span><text:span text:style-name="T122">and press the</text:span><text:span text:style-name="T35"> </text:span><text:span text:style-name="T84">Enter</text:span><text:span text:style-name="T33"> </text:span><text:span text:style-name="T34">key</text:span><text:span text:style-name="T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3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69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40">At</text:span><text:span text:style-name="T141"> </text:span><text:span text:style-name="Strong_20_Emphasis"><text:span text:style-name="T140">WELCOME TO ROCKY LINUX </text:span></text:span><text:span text:style-name="Strong_20_Emphasis"><text:span text:style-name="T175"><text:user-field-get text:name="Version">8.10</text:user-field-get></text:span></text:span><text:span text:style-name="T152"><text:s/>select language and click </text:span><text:span text:style-name="Strong_20_Emphasis"><text:span text:style-name="T176">Continue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69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43">U</text:span><text:span text:style-name="T144">nder</text:span><text:span text:style-name="T141"> </text:span><text:span text:style-name="Strong_20_Emphasis"><text:span text:style-name="T144">USER SETTINGS</text:span></text:span><text:span text:style-name="T158"> </text:span><text:span text:style-name="T159">click</text:span><text:span text:style-name="T160"> </text:span><text:span text:style-name="Strong_20_Emphasis"><text:span text:style-name="T177">User </text:span></text:span><text:span text:style-name="Strong_20_Emphasis"><text:span text:style-name="T178">C</text:span></text:span><text:span text:style-name="Strong_20_Emphasis"><text:span text:style-name="T177">reation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5">Enter you</text:span><text:span text:style-name="T222">r</text:span><text:span text:style-name="T216"> </text:span><text:span text:style-name="Strong_20_Emphasis"><text:span text:style-name="T56">Full name</text:span></text:span><text:span text:style-name="T41"> </text:span><text:span text:style-name="T218">&lt;user</text:span><text:span text:style-name="T185">&gt;</text:span><text:span text:style-name="T42">,</text:span><text:span text:style-name="Strong_20_Emphasis"><text:span text:style-name="T98"><text:line-break/></text:span></text:span><text:span text:style-name="Strong_20_Emphasis"><text:span text:style-name="T56">User name</text:span></text:span><text:span text:style-name="T41"> </text:span><text:span text:style-name="T220">&lt;user</text:span><text:span text:style-name="T221">name</text:span><text:span text:style-name="T196">&gt;</text:span><text:span text:style-name="T41">,</text:span></text:p>
            <text:p text:style-name="Standard"><text:span text:style-name="T43">check</text:span><text:span text:style-name="T44"> </text:span><text:span text:style-name="Strong_20_Emphasis"><text:span text:style-name="T52">Ma</text:span></text:span><text:span text:style-name="Strong_20_Emphasis"><text:span text:style-name="T53">ke this user administrator</text:span></text:span><text:span text:style-name="T44">,</text:span></text:p>
            <text:p text:style-name="Standard"><text:span text:style-name="T40">enter a </text:span><text:span text:style-name="Strong_20_Emphasis"><text:span text:style-name="T51">password</text:span></text:span><text:span text:style-name="T40"> twice</text:span><text:span text:style-name="T44"> </text:span><text:span text:style-name="T45">and c</text:span><text:span text:style-name="T44">li</text:span><text:span text:style-name="T46">c</text:span><text:span text:style-name="T44">k </text:span><text:span text:style-name="Strong_20_Emphasis"><text:span text:style-name="T54">Done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69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43">U</text:span><text:span text:style-name="T144">nder</text:span><text:span text:style-name="T142"> </text:span><text:span text:style-name="Strong_20_Emphasis"><text:span text:style-name="T179">SYSTEM</text:span></text:span><text:span text:style-name="T142"> </text:span><text:span text:style-name="T143">click</text:span><text:span text:style-name="T145"> </text:span><text:span text:style-name="Strong_20_Emphasis"><text:span text:style-name="T179">Installati</text:span></text:span><text:span text:style-name="Strong_20_Emphasis"><text:span text:style-name="T182">on Destination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7">Check</text:span><text:span text:style-name="T248"> </text:span><text:span text:style-name="T249">the </text:span><text:span text:style-name="Strong_20_Emphasis"><text:span text:style-name="T250">Device Selection</text:span></text:span><text:span text:style-name="T233"> </text:span><text:span text:style-name="T235">and click </text:span><text:span text:style-name="Strong_20_Emphasis"><text:span text:style-name="T234">Done</text:span></text:span><text:span text:style-name="T23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69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43">U</text:span><text:span text:style-name="T144">nder</text:span><text:span text:style-name="T142"> </text:span><text:span text:style-name="Strong_20_Emphasis"><text:span text:style-name="T179">SYSTEM</text:span></text:span><text:span text:style-name="T142"> </text:span><text:span text:style-name="T143">click</text:span><text:span text:style-name="T145"> </text:span><text:span text:style-name="Strong_20_Emphasis"><text:span text:style-name="T179">Netwerk &amp; </text:span></text:span><text:span text:style-name="Strong_20_Emphasis"><text:span text:style-name="T176">H</text:span></text:span><text:span text:style-name="Strong_20_Emphasis"><text:span text:style-name="T179">ost </text:span></text:span><text:span text:style-name="Strong_20_Emphasis"><text:span text:style-name="T176">N</text:span></text:span><text:span text:style-name="Strong_20_Emphasis"><text:span text:style-name="T179">a</text:span></text:span><text:span text:style-name="Strong_20_Emphasis"><text:span text:style-name="T176">me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2">Move</text:span><text:span text:style-name="T170"> the slider behind the network adapter </text:span><text:span text:style-name="T171">from </text:span><text:span text:style-name="T174">OFF</text:span><text:span text:style-name="T171"> </text:span><text:span text:style-name="T170">to </text:span><text:span text:style-name="T173">ON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6">Enter you</text:span><text:span text:style-name="T150">r</text:span><text:span text:style-name="T147"> </text:span><text:span text:style-name="Strong_20_Emphasis"><text:span text:style-name="T148">Host </text:span></text:span><text:span text:style-name="Strong_20_Emphasis"><text:span text:style-name="T146">N</text:span></text:span><text:span text:style-name="Strong_20_Emphasis"><text:span text:style-name="T148">am</text:span></text:span><text:span text:style-name="Strong_20_Emphasis"><text:span text:style-name="T146">e</text:span></text:span><text:span text:style-name="T4"> &lt;</text:span><text:span text:style-name="T8">computerna</text:span><text:span text:style-name="T9">me&gt;</text:span><text:span text:style-name="T154"> </text:span><text:span text:style-name="T155">and click </text:span><text:span text:style-name="Strong_20_Emphasis"><text:span text:style-name="T164">Apply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7">C</text:span><text:span text:style-name="T151">li</text:span><text:span text:style-name="T157">c</text:span><text:span text:style-name="T151">k </text:span><text:span text:style-name="Strong_20_Emphasis"><text:span text:style-name="T163">Done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69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43">U</text:span><text:span text:style-name="T144">nder</text:span><text:span text:style-name="T142"> </text:span><text:span text:style-name="Strong_20_Emphasis"><text:span text:style-name="T179">SOFTWARE</text:span></text:span><text:span text:style-name="T142"> </text:span><text:span text:style-name="T143">click</text:span><text:span text:style-name="T145"> </text:span><text:span text:style-name="Strong_20_Emphasis"><text:span text:style-name="T180">Software </text:span></text:span><text:span text:style-name="Strong_20_Emphasis"><text:span text:style-name="T181">S</text:span></text:span><text:span text:style-name="Strong_20_Emphasis"><text:span text:style-name="T180">electi</text:span></text:span><text:span text:style-name="Strong_20_Emphasis"><text:span text:style-name="T181">on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9">Select </text:span><text:span text:style-name="T165">Server</text:span><text:span text:style-name="T149"> </text:span><text:span text:style-name="T160">and click </text:span><text:span text:style-name="Strong_20_Emphasis"><text:span text:style-name="T166">Done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69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61">Click</text:span><text:span text:style-name="T162"> </text:span><text:span text:style-name="Strong_20_Emphasis"><text:span text:style-name="T167">Begin </text:span></text:span><text:span text:style-name="Strong_20_Emphasis"><text:span text:style-name="T168">Installation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69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61">Click</text:span><text:span text:style-name="T162"> </text:span><text:span text:style-name="Strong_20_Emphasis"><text:span text:style-name="T169">Reboot System</text:span></text:span><text:span text:style-name="T153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5"><text:span text:style-name="Strong_20_Emphasis"><text:span text:style-name="T55">Finish installatio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69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220">&lt;user</text:span><text:span text:style-name="T196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69" svg:width="0.35cm" svg:height="0.35cm" draw:control="control16"/></text:p>
          </table:table-cell>
          <table:table-cell table:style-name="_33_._5f_Installatie_5f_afronden.C3" office:value-type="string">
            <text:p text:style-name="Standard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5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7"><draw:control text:anchor-type="as-char" draw:z-index="18" draw:name="Vorm 3" draw:style-name="gr1" draw:text-style-name="P69" svg:width="0.35cm" svg:height="0.35cm" draw:control="control17"/></text:span></text:p>
          </table:table-cell>
          <table:table-cell table:style-name="_33_._5f_Installatie_5f_afronden.C6" office:value-type="string">
            <text:p text:style-name="P53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4"/></text:p>
          </table:table-cell>
          <table:table-cell table:style-name="_33_._5f_Installatie_5f_afronden.C7" office:value-type="string">
            <text:p text:style-name="P42"><text:span text:style-name="T26">Se</text:span><text:span text:style-name="T28">lect</text:span><text:span text:style-name="T26"> </text:span><text:span text:style-name="Strong_20_Emphasis"><text:span text:style-name="T86">3</text:span></text:span><text:span text:style-name="T47"> </text:span><text:span text:style-name="T48">Finish installatio</text:span><text:span text:style-name="T49">n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8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0"/></text:span></text:p>
      <text:list text:continue-numbering="true" text:style-name="L1">
        <text:list-item>
          <text:p text:style-name="P68"><text:span text:style-name="Strong_20_Emphasis"><text:span text:style-name="T14">S</text:span></text:span><text:span text:style-name="Strong_20_Emphasis"><text:span text:style-name="T139">et up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7"><draw:control text:anchor-type="as-char" draw:z-index="6" draw:name="Vorm40_0" draw:style-name="gr1" draw:text-style-name="P69" svg:width="0.35cm" svg:height="0.35cm" draw:control="control5"/></text:span></text:p>
          </table:table-cell>
          <table:table-cell table:style-name="Tabel2.A1" office:value-type="string">
            <text:p text:style-name="P45"><text:span text:style-name="T37"><draw:control text:anchor-type="as-char" draw:z-index="11" draw:name="Vorm40_ 1" draw:style-name="gr1" draw:text-style-name="P69" svg:width="0.35cm" svg:height="0.35cm" draw:control="control10"/></text:span></text:p>
          </table:table-cell>
          <table:table-cell table:style-name="Tabel2.D1" office:value-type="string">
            <text:p text:style-name="P23"><text:span text:style-name="T21">Log in as</text:span><text:span text:style-name="T20"> </text:span><text:span text:style-name="T220">&lt;user</text:span><text:span text:style-name="T196">&gt;</text:span><text:span text:style-name="T27"><text:note text:id="ftn6" text:note-class="footnote"><text:note-citation>1</text:note-citation><text:note-body><text:p text:style-name="P41"><text:span text:style-name="T77">Login any additional </text:span><text:span text:style-name="T78">users</text:span><text:span text:style-name="T76"> </text:span><text:span text:style-name="T77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94"><draw:control text:anchor-type="as-char" draw:z-index="13" draw:name="Vorm4_ 2" draw:style-name="gr1" draw:text-style-name="P69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7"><draw:control text:anchor-type="as-char" draw:z-index="19" draw:name="Vorm 8" draw:style-name="gr1" draw:text-style-name="P69" svg:width="0.35cm" svg:height="0.35cm" draw:control="control18"/></text:span></text:p>
          </table:table-cell>
          <table:table-cell table:style-name="Tabel2.A1" office:value-type="string">
            <text:p text:style-name="P46"><text:span text:style-name="T37"><draw:control text:anchor-type="as-char" draw:z-index="20" draw:name="Vorm 9" draw:style-name="gr1" draw:text-style-name="P69" svg:width="0.35cm" svg:height="0.35cm" draw:control="control19"/></text:span></text:p>
          </table:table-cell>
          <table:table-cell table:style-name="Tabel2.D5" office:value-type="string">
            <text:p text:style-name="P53"><text:span text:style-name="T33">Type: </text:span><text:span text:style-name="User_20_Entry"><text:span text:style-name="T92">kz 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29">Select</text:span><text:span text:style-name="T26"> </text:span><text:span text:style-name="Strong_20_Emphasis"><text:span text:style-name="T86">4</text:span></text:span><text:span text:style-name="T50"> </text:span><text:span text:style-name="T32">Set up user</text:span><text:span text:style-name="T25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60"/>
      <text:p text:style-name="P34"><text:span text:style-name="T135">End of checklist,</text:span><text:span text:style-name="T136"> </text:span><text:span text:style-name="T132"><text:user-field-get text:name="Distro">Rocky Linux</text:user-field-get></text:span><text:span text:style-name="T134"><text:s/></text:span><text:span text:style-name="T131"><text:user-field-get text:name="Version">8.10</text:user-field-get></text:span><text:span text:style-name="T131"><text:s/></text:span><text:span text:style-name="T133">Desktop</text:span><text:span text:style-name="T93"> </text:span><text:span text:style-name="T135">installation is complete.</text:span></text:p>
      <text:p text:style-name="P14"/>
      <text:p text:style-name="P12"><text:span text:style-name="T240">Written</text:span><text:span text:style-name="T241"> </text:span><text:span text:style-name="T240">by</text:span><text:span text:style-name="T241"> </text:span><text:a xlink:type="simple" xlink:href="mailto:info@karelzimmer.nl?subject=Checklist%20installation%20Linux" text:style-name="Internet_20_link" text:visited-style-name="Visited_20_Internet_20_Link"><text:span text:style-name="T247">Karel Zimmer</text:span></text:a><text:span text:style-name="T242">.</text:span></text:p>
      <text:p text:style-name="P13"><text:span text:style-name="T245">License </text:span><text:span text:style-name="T243">C</text:span><text:span text:style-name="T244">C0</text:span><text:span text:style-name="T242"> 1.0 </text:span><text:span text:style-name="T24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6"><text:s/></text:span><text:span text:style-name="T24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5-04-05T14:24:45.045500868">05/04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5T14:24:44.923280648</dc:date>
    <meta:keyword>Installatie</meta:keyword>
    <meta:keyword>Checklist</meta:keyword>
    <meta:keyword>Linux</meta:keyword>
    <meta:editing-cycles>6990</meta:editing-cycles>
    <meta:editing-duration>P12DT7H39M31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12" meta:character-count="2543" meta:non-whitespace-character-count="2165"/>
    <meta:user-defined meta:name="Info 1"/>
    <meta:user-defined meta:name="Info 2"/>
    <meta:user-defined meta:name="Info 3"/>
    <meta:user-defined meta:name="Info 4"/>
  </office:meta>
</office:document-meta>
</file>